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float" office:value="1">
            <text:p>$1.00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float" office:value="2">
            <text:p>$2.00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float" office:value="3">
            <text:p>$3.00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0">
      <number:text>$</number:text>
      <number:number number:decimal-places="2" number:min-integer-digits="1" number:grouping="true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